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6.12mm"/>
    </style:style>
    <style:style style:name="co3" style:family="table-column">
      <style:table-column-properties fo:break-before="auto" style:column-width="20.58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0"/>
    <style:style style:name="ce4" style:family="table-cell" style:parent-style-name="Default" style:data-style-name="N61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nco1" table:style-name="ta1">
        <table:shapes>
          <draw:frame draw:z-index="0" draw:style-name="gr1" draw:text-style-name="P1" svg:width="159.99mm" svg:height="89.99mm" svg:x="79.23mm" svg:y="120mm">
            <draw:object draw:notify-on-update-of-ranges="Banco1.G18:Banco1.G21 Banco1.G7:Banco1.G13 Banco1.A1:Banco1.A1 Banco1.O7:Banco1.O13 Banco1.P7:Banco1.P13 Banco1.P7:Banco1.P13 Banco1.H7:Banco1.H13 Banco1.H7:Banco1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1" table:default-cell-style-name="ce5"/>
        <table:table-column table:style-name="co4" table:default-cell-style-name="ce5"/>
        <table:table-column table:style-name="co1" table:number-columns-repeated="57" table:default-cell-style-name="ce5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atos</text:p>
          </table:table-cell>
          <table:table-cell table:number-columns-repeated="3"/>
          <table:table-cell table:style-name="ce6" office:value-type="string" calcext:value-type="string" table:number-columns-spanned="4" table:number-rows-spanned="1">
            <text:p>Velocidad como función del tiempo</text:p>
          </table:table-cell>
          <table:covered-table-cell table:number-columns-repeated="3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sa kg</text:p>
          </table:table-cell>
          <table:table-cell office:value-type="float" office:value="0.20093" calcext:value-type="float">
            <text:p>0,20093</text:p>
          </table:table-cell>
          <table:table-cell office:value-type="float" office:value="0.00001" calcext:value-type="float">
            <text:p>1E-05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 office:value-type="string" calcext:value-type="string">
            <text:p>masa portapesas</text:p>
          </table:table-cell>
          <table:table-cell table:style-name="ce4" office:value-type="float" office:value="0.003" calcext:value-type="float">
            <text:p>3,00E-0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²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/t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inercia polea</text:p>
          </table:table-cell>
          <table:table-cell table:style-name="ce4" office:value-type="float" office:value="0.0022" calcext:value-type="float">
            <text:p>2,20E-0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table:style-name="ce2" office:value-type="float" office:value="2.247" calcext:value-type="float">
            <text:p>2,247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7]^2" office:value-type="float" office:value="5.049009" calcext:value-type="float">
            <text:p>5,049</text:p>
          </table:table-cell>
          <table:table-cell table:formula="of:=2*[.I7]*[.H7]" office:value-type="float" office:value="0.010098018" calcext:value-type="float">
            <text:p>0,010098018</text:p>
          </table:table-cell>
          <table:table-cell office:value-type="float" office:value="1.21" calcext:value-type="float">
            <text:p>1,21</text:p>
          </table:table-cell>
          <table:table-cell office:value-type="float" office:value="0.01" calcext:value-type="float">
            <text:p>0,01</text:p>
          </table:table-cell>
          <table:table-cell table:formula="of:=[.D$12]-[.K7]"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formula="of:=[.M7]/[.G7]" office:value-type="float" office:value="0.267022696929239" calcext:value-type="float">
            <text:p>0,267022696929239</text:p>
          </table:table-cell>
          <table:table-cell table:formula="of:=[.O7]*SQRT(([.H7]/[.G7])^2+([.N7]/[.M7])^2)" office:value-type="float" office:value="0.00445196458423631" calcext:value-type="float">
            <text:p>0,004451964584236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style-name="ce4" table:formula="of:=[.D6]" office:value-type="float" office:value="0.003" calcext:value-type="float">
            <text:p>3,00E-03</text:p>
          </table:table-cell>
          <table:table-cell table:number-columns-repeated="2"/>
          <table:table-cell table:style-name="ce2" office:value-type="float" office:value="2.408" calcext:value-type="float">
            <text:p>2,408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8]^2" office:value-type="float" office:value="5.798464" calcext:value-type="float">
            <text:p>5,798</text:p>
          </table:table-cell>
          <table:table-cell table:formula="of:=2*[.I8]*[.H8]" office:value-type="float" office:value="0.011596928" calcext:value-type="float">
            <text:p>0,011596928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 table:formula="of:=[.D$12]-[.K8]"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formula="of:=[.M8]/[.G8]" office:value-type="float" office:value="0.269933554817276" calcext:value-type="float">
            <text:p>0,269933554817276</text:p>
          </table:table-cell>
          <table:table-cell table:formula="of:=[.O8]*SQRT(([.H8]/[.G8])^2+([.N8]/[.M8])^2)" office:value-type="float" office:value="0.00415433660415071" calcext:value-type="float">
            <text:p>0,004154336604151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Default" office:value-type="string" calcext:value-type="string">
            <text:p>m²</text:p>
          </table:table-cell>
          <table:table-cell table:formula="of:=[.D7]+[.D5]" office:value-type="float" office:value="0.20313" calcext:value-type="float">
            <text:p>0,20313</text:p>
          </table:table-cell>
          <table:table-cell table:number-columns-repeated="2"/>
          <table:table-cell table:style-name="ce2" office:value-type="float" office:value="2.496" calcext:value-type="float">
            <text:p>2,496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9]^2" office:value-type="float" office:value="6.230016" calcext:value-type="float">
            <text:p>6,230</text:p>
          </table:table-cell>
          <table:table-cell table:formula="of:=2*[.I9]*[.H9]" office:value-type="float" office:value="0.012460032" calcext:value-type="float">
            <text:p>0,012460032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 table:formula="of:=[.D$12]-[.K9]"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table:formula="of:=[.M9]/[.G9]" office:value-type="float" office:value="0.280448717948718" calcext:value-type="float">
            <text:p>0,280448717948718</text:p>
          </table:table-cell>
          <table:table-cell table:formula="of:=[.O9]*SQRT(([.H9]/[.G9])^2+([.N9]/[.M9])^2)" office:value-type="float" office:value="0.00400798549728242" calcext:value-type="float">
            <text:p>0,004007985497282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" office:value-type="float" office:value="2.63" calcext:value-type="float">
            <text:p>2,630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0]^2" office:value-type="float" office:value="6.9169" calcext:value-type="float">
            <text:p>6,917</text:p>
          </table:table-cell>
          <table:table-cell table:formula="of:=2*[.I10]*[.H10]" office:value-type="float" office:value="0.0138338" calcext:value-type="float">
            <text:p>0,0138338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 table:formula="of:=[.D$12]-[.K10]"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table:formula="of:=[.M10]/[.G10]" office:value-type="float" office:value="0.285171102661597" calcext:value-type="float">
            <text:p>0,285171102661597</text:p>
          </table:table-cell>
          <table:table-cell table:formula="of:=[.O10]*SQRT(([.H10]/[.G10])^2+([.N10]/[.M10])^2)" office:value-type="float" office:value="0.00380382711085773" calcext:value-type="float">
            <text:p>0,003803827110858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" office:value-type="float" office:value="2.691" calcext:value-type="float">
            <text:p>2,691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1]^2" office:value-type="float" office:value="7.241481" calcext:value-type="float">
            <text:p>7,241</text:p>
          </table:table-cell>
          <table:table-cell table:formula="of:=2*[.I11]*[.H11]" office:value-type="float" office:value="0.014482962" calcext:value-type="float">
            <text:p>0,014482962</text:p>
          </table:table-cell>
          <table:table-cell office:value-type="float" office:value="1.01" calcext:value-type="float">
            <text:p>1,01</text:p>
          </table:table-cell>
          <table:table-cell office:value-type="float" office:value="0.01" calcext:value-type="float">
            <text:p>0,01</text:p>
          </table:table-cell>
          <table:table-cell table:formula="of:=[.D$12]-[.K11]"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formula="of:=[.M11]/[.G11]" office:value-type="float" office:value="0.297287253808993" calcext:value-type="float">
            <text:p>0,297287253808993</text:p>
          </table:table-cell>
          <table:table-cell table:formula="of:=[.O11]*SQRT(([.H11]/[.G11])^2+([.N11]/[.M11])^2)" office:value-type="float" office:value="0.00371773244504772" calcext:value-type="float">
            <text:p>0,003717732445048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0 m</text:p>
          </table:table-cell>
          <table:table-cell office:value-type="float" office:value="1.81" calcext:value-type="float">
            <text:p>1,81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" office:value-type="float" office:value="2.154" calcext:value-type="float">
            <text:p>2,154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2]^2" office:value-type="float" office:value="4.639716" calcext:value-type="float">
            <text:p>4,640</text:p>
          </table:table-cell>
          <table:table-cell table:formula="of:=2*[.I12]*[.H12]" office:value-type="float" office:value="0.009279432" calcext:value-type="float">
            <text:p>0,009279432</text:p>
          </table:table-cell>
          <table:table-cell office:value-type="float" office:value="1.26" calcext:value-type="float">
            <text:p>1,26</text:p>
          </table:table-cell>
          <table:table-cell office:value-type="float" office:value="0.01" calcext:value-type="float">
            <text:p>0,01</text:p>
          </table:table-cell>
          <table:table-cell table:formula="of:=[.D$12]-[.K12]" office:value-type="float" office:value="0.55" calcext:value-type="float">
            <text:p>0,55</text:p>
          </table:table-cell>
          <table:table-cell office:value-type="float" office:value="0.01" calcext:value-type="float">
            <text:p>0,01</text:p>
          </table:table-cell>
          <table:table-cell table:formula="of:=[.M12]/[.G12]" office:value-type="float" office:value="0.255338904363974" calcext:value-type="float">
            <text:p>0,255338904363974</text:p>
          </table:table-cell>
          <table:table-cell table:formula="of:=[.O12]*SQRT(([.H12]/[.G12])^2+([.N12]/[.M12])^2)" office:value-type="float" office:value="0.0046440387031711" calcext:value-type="float">
            <text:p>0,004644038703171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" office:value-type="float" office:value="2.023" calcext:value-type="float">
            <text:p>2,023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3]^2" office:value-type="float" office:value="4.092529" calcext:value-type="float">
            <text:p>4,093</text:p>
          </table:table-cell>
          <table:table-cell table:formula="of:=2*[.I13]*[.H13]" office:value-type="float" office:value="0.008185058" calcext:value-type="float">
            <text:p>0,008185058</text:p>
          </table:table-cell>
          <table:table-cell office:value-type="float" office:value="1.31" calcext:value-type="float">
            <text:p>1,31</text:p>
          </table:table-cell>
          <table:table-cell office:value-type="float" office:value="0.01" calcext:value-type="float">
            <text:p>0,01</text:p>
          </table:table-cell>
          <table:table-cell table:formula="of:=[.D$12]-[.K13]"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table:formula="of:=[.M13]/[.G13]" office:value-type="float" office:value="0.247157686604053" calcext:value-type="float">
            <text:p>0,247157686604053</text:p>
          </table:table-cell>
          <table:table-cell table:formula="of:=[.O13]*SQRT(([.H13]/[.G13])^2+([.N13]/[.M13])^2)" office:value-type="float" office:value="0.00494466331181082" calcext:value-type="float">
            <text:p>0,004944663311811</text:p>
          </table:table-cell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1">
            <text:p>regresión</text:p>
          </table:table-cell>
          <table:covered-table-cell/>
          <table:table-cell/>
          <table:table-cell office:value-type="string" calcext:value-type="string">
            <text:p>Graveda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number-matrix-columns-spanned="2" table:number-matrix-rows-spanned="5" table:formula="of:=LINEST([.O7:.O13];[.G7:.G13]; ;1)" office:value-type="float" office:value="0.0686386864599575" calcext:value-type="float">
            <text:p>0,068638686459958</text:p>
          </table:table-cell>
          <table:table-cell office:value-type="float" office:value="0.108513489466003" calcext:value-type="float">
            <text:p>0,108513489466003</text:p>
          </table:table-cell>
          <table:table-cell/>
          <table:table-cell office:value-type="string" calcext:value-type="string">
            <text:p>m</text:p>
          </table:table-cell>
          <table:table-cell table:formula="of:=[.D18]" office:value-type="float" office:value="0.0686386864599575" calcext:value-type="float">
            <text:p>0,068638686459958</text:p>
          </table:table-cell>
          <table:table-cell table:formula="of:=[.D19]" office:value-type="float" office:value="0.00598196889499746" calcext:value-type="float">
            <text:p>0,005981968894997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0.00598196889499746" calcext:value-type="float">
            <text:p>0,005981968894997</text:p>
          </table:table-cell>
          <table:table-cell office:value-type="float" office:value="0.014293940290125" calcext:value-type="float">
            <text:p>0,014293940290125</text:p>
          </table:table-cell>
          <table:table-cell/>
          <table:table-cell office:value-type="string" calcext:value-type="string">
            <text:p>aceleración</text:p>
          </table:table-cell>
          <table:table-cell table:formula="of:=[.H18]*2" office:value-type="float" office:value="0.137277372919915" calcext:value-type="float">
            <text:p>0,137277372919915</text:p>
          </table:table-cell>
          <table:table-cell table:formula="of:=[.I18]*2" office:value-type="float" office:value="0.0119639377899949" calcext:value-type="float">
            <text:p>0,011963937789995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0.963412506571005" calcext:value-type="float">
            <text:p>0,963412506571005</text:p>
          </table:table-cell>
          <table:table-cell office:value-type="float" office:value="0.00363700616619531" calcext:value-type="float">
            <text:p>0,003637006166195</text:p>
          </table:table-cell>
          <table:table-cell/>
          <table:table-cell office:value-type="string" calcext:value-type="string">
            <text:p>g</text:p>
          </table:table-cell>
          <table:table-cell table:formula="of:=([.D9]+[.D8])*[.H19]/[.D8]" office:value-type="float" office:value="9.43232829332736" calcext:value-type="float">
            <text:p>9,43232829332736</text:p>
          </table:table-cell>
          <table:table-cell office:value-type="float" office:value="0.8253" calcext:value-type="float">
            <text:p>0,8253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131.658719452959" calcext:value-type="float">
            <text:p>131,65871945295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cidad inicial</text:p>
          </table:table-cell>
          <table:table-cell table:formula="of:=[.E18]" office:value-type="float" office:value="0.108513489466003" calcext:value-type="float">
            <text:p>0,108513489466003</text:p>
          </table:table-cell>
          <table:table-cell table:formula="of:=[.E19]" office:value-type="float" office:value="0.014293940290125" calcext:value-type="float">
            <text:p>0,014293940290125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0.00174155703304055" calcext:value-type="float">
            <text:p>0,001741557033041</text:p>
          </table:table-cell>
          <table:table-cell office:value-type="float" office:value="0.0000661390692647136" calcext:value-type="float">
            <text:p>6,61390692647136E-05</text:p>
          </table:table-cell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2">
        <table:shapes>
          <draw:frame draw:z-index="0" draw:style-name="gr1" draw:text-style-name="P1" svg:width="159.99mm" svg:height="89.99mm" svg:x="53.99mm" svg:y="106.47mm">
            <draw:object draw:notify-on-update-of-ranges="Sheet3.L9:Sheet3.L14 Sheet3.N9:Sheet3.N14 Sheet3.O9:Sheet3.O14 Sheet3.O9:Sheet3.O14 Sheet3.M9:Sheet3.M14 Sheet3.M9:Sheet3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D1 </text:p>
          </table:table-cell>
          <table:table-cell office:value-type="float" office:value="1.01" calcext:value-type="float">
            <text:p>1,0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M </text:p>
          </table:table-cell>
          <table:table-cell table:formula="of:=[.H9]+[.F9]" office:value-type="float" office:value="0.21593" calcext:value-type="float">
            <text:p>0,21593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apesas</text:p>
          </table:table-cell>
          <table:table-cell table:style-name="ce4" office:value-type="float" office:value="0.001" calcext:value-type="float">
            <text:p>1,00E-03</text:p>
          </table:table-cell>
          <table:table-cell table:style-name="ce4" office:value-type="float" office:value="0.00001" calcext:value-type="float">
            <text:p>1,00E-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rro </text:p>
          </table:table-cell>
          <table:table-cell office:value-type="float" office:value="0.20093" calcext:value-type="float">
            <text:p>0,2009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table:style-name="ce8" office:value-type="string" calcext:value-type="string" table:number-columns-spanned="2" table:number-rows-spanned="1">
            <text:p>M₁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M₂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t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F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a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(m1+m2)a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$Banco1.H20]" office:value-type="float" office:value="9.43232829332736" calcext:value-type="float">
            <text:p>9,43232829332736</text:p>
          </table:table-cell>
          <table:table-cell table:formula="of:=[$Banco1.I20]" office:value-type="float" office:value="0.8253" calcext:value-type="float">
            <text:p>0,8253</text:p>
          </table:table-cell>
          <table:table-cell/>
          <table:table-cell table:style-name="ce9" office:value-type="float" office:value="0.003" calcext:value-type="float">
            <text:p>0,003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9]" office:value-type="float" office:value="0.21293" calcext:value-type="float">
            <text:p>0,21293</text:p>
          </table:table-cell>
          <table:table-cell table:style-name="ce12" table:formula="of:=[.D$8]+[.G9]" office:value-type="float" office:value="0.00011" calcext:value-type="float">
            <text:p>0,00011</text:p>
          </table:table-cell>
          <table:table-cell table:style-name="ce9" office:value-type="float" office:value="2.834" calcext:value-type="float">
            <text:p>2,834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9]*[.C$9]" office:value-type="float" office:value="0.0282969848799821" calcext:value-type="float">
            <text:p>0,028296984879982</text:p>
          </table:table-cell>
          <table:table-cell table:style-name="ce12" table:formula="of:=[.G9]*[.C$9]" office:value-type="float" office:value="0.000943232829332736" calcext:value-type="float">
            <text:p>0,000943232829333</text:p>
          </table:table-cell>
          <table:table-cell table:style-name="ce9" table:formula="of:=2*([.C$4]-[$Banco1.H$21])/[.J9]^2" office:value-type="float" office:value="0.224486142046198" calcext:value-type="float">
            <text:p>0,224486142046198</text:p>
          </table:table-cell>
          <table:table-cell table:style-name="ce12" table:formula="of:=SQRT(([.D$4]/[.J9]^2)^2+(2*[.C$4]*[.K9]/[.J9]^3)^2)" office:value-type="float" office:value="0.00124824755233975" calcext:value-type="float">
            <text:p>0,00124824755234</text:p>
          </table:table-cell>
          <table:table-cell table:style-name="ce9" table:formula="of:=([.F9]+[.H9])*[.N9]" office:value-type="float" office:value="0.0484732926520356" calcext:value-type="float">
            <text:p>0,048473292652036</text:p>
          </table:table-cell>
          <table:table-cell table:style-name="ce12" table:formula="of:=SQRT((([.G9]+[.I9])*[.N9])^2 + (([.F9]+[.H9])*[.O9])^2)" office:value-type="float" office:value="0.00027362566482215" calcext:value-type="float">
            <text:p>0,000273625664822</text:p>
          </table:table-cell>
        </table:table-row>
        <table:table-row table:style-name="ro1">
          <table:table-cell table:number-columns-repeated="5"/>
          <table:table-cell table:style-name="ce9" office:value-type="float" office:value="0.005" calcext:value-type="float">
            <text:p>0,005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0]" office:value-type="float" office:value="0.21093" calcext:value-type="float">
            <text:p>0,21093</text:p>
          </table:table-cell>
          <table:table-cell table:style-name="ce12" table:formula="of:=[.D$8]+[.G10]" office:value-type="float" office:value="0.00011" calcext:value-type="float">
            <text:p>0,00011</text:p>
          </table:table-cell>
          <table:table-cell table:style-name="ce9" office:value-type="float" office:value="2.298" calcext:value-type="float">
            <text:p>2,298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0]*[.C$9]" office:value-type="float" office:value="0.0471616414666368" calcext:value-type="float">
            <text:p>0,047161641466637</text:p>
          </table:table-cell>
          <table:table-cell table:style-name="ce12" table:formula="of:=[.G10]*[.C$9]" office:value-type="float" office:value="0.000943232829332736" calcext:value-type="float">
            <text:p>0,000943232829333</text:p>
          </table:table-cell>
          <table:table-cell table:style-name="ce9" table:formula="of:=2*([.C$4]-[$Banco1.H$21])/[.J10]^2" office:value-type="float" office:value="0.341420174100003" calcext:value-type="float">
            <text:p>0,341420174100003</text:p>
          </table:table-cell>
          <table:table-cell table:style-name="ce12" table:formula="of:=SQRT(([.D$4]/[.J10]^2)^2+(2*[.C$4]*[.K10]/[.J10]^3)^2)" office:value-type="float" office:value="0.00190095294678201" calcext:value-type="float">
            <text:p>0,001900952946782</text:p>
          </table:table-cell>
          <table:table-cell table:style-name="ce9" table:formula="of:=([.F10]+[.H10])*[.N10]" office:value-type="float" office:value="0.0737228581934138" calcext:value-type="float">
            <text:p>0,073722858193414</text:p>
          </table:table-cell>
          <table:table-cell table:style-name="ce12" table:formula="of:=SQRT((([.G10]+[.I10])*[.N10])^2 + (([.F10]+[.H10])*[.O10])^2)" office:value-type="float" office:value="0.00041668757105549" calcext:value-type="float">
            <text:p>0,000416687571055</text:p>
          </table:table-cell>
        </table:table-row>
        <table:table-row table:style-name="ro1">
          <table:table-cell table:number-columns-repeated="5"/>
          <table:table-cell table:style-name="ce9" office:value-type="float" office:value="0.007" calcext:value-type="float">
            <text:p>0,007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1]" office:value-type="float" office:value="0.20893" calcext:value-type="float">
            <text:p>0,20893</text:p>
          </table:table-cell>
          <table:table-cell table:style-name="ce12" table:formula="of:=[.D$8]+[.G11]" office:value-type="float" office:value="0.00011" calcext:value-type="float">
            <text:p>0,00011</text:p>
          </table:table-cell>
          <table:table-cell table:style-name="ce9" office:value-type="float" office:value="2.038" calcext:value-type="float">
            <text:p>2,038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1]*[.C$9]" office:value-type="float" office:value="0.0660262980532915" calcext:value-type="float">
            <text:p>0,066026298053292</text:p>
          </table:table-cell>
          <table:table-cell table:style-name="ce12" table:formula="of:=[.G11]*[.C$9]" office:value-type="float" office:value="0.000943232829332736" calcext:value-type="float">
            <text:p>0,000943232829333</text:p>
          </table:table-cell>
          <table:table-cell table:style-name="ce9" table:formula="of:=2*([.C$4]-[$Banco1.H$21])/[.J11]^2" office:value-type="float" office:value="0.434091087075688" calcext:value-type="float">
            <text:p>0,434091087075688</text:p>
          </table:table-cell>
          <table:table-cell table:style-name="ce12" table:formula="of:=SQRT(([.D$4]/[.J11]^2)^2+(2*[.C$4]*[.K11]/[.J11]^3)^2)" office:value-type="float" office:value="0.00241943809244958" calcext:value-type="float">
            <text:p>0,00241943809245</text:p>
          </table:table-cell>
          <table:table-cell table:style-name="ce9" table:formula="of:=([.F11]+[.H11])*[.N11]" office:value-type="float" office:value="0.0937332884322534" calcext:value-type="float">
            <text:p>0,093733288432253</text:p>
          </table:table-cell>
          <table:table-cell table:style-name="ce12" table:formula="of:=SQRT((([.G11]+[.I11])*[.N11])^2 + (([.F11]+[.H11])*[.O11])^2)" office:value-type="float" office:value="0.000530322850727946" calcext:value-type="float">
            <text:p>0,000530322850728</text:p>
          </table:table-cell>
        </table:table-row>
        <table:table-row table:style-name="ro1">
          <table:table-cell table:number-columns-repeated="5"/>
          <table:table-cell table:style-name="ce9" office:value-type="float" office:value="0.009" calcext:value-type="float">
            <text:p>0,009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2]" office:value-type="float" office:value="0.20693" calcext:value-type="float">
            <text:p>0,20693</text:p>
          </table:table-cell>
          <table:table-cell table:style-name="ce12" table:formula="of:=[.D$8]+[.G12]" office:value-type="float" office:value="0.00011" calcext:value-type="float">
            <text:p>0,00011</text:p>
          </table:table-cell>
          <table:table-cell table:style-name="ce9" office:value-type="float" office:value="1.836" calcext:value-type="float">
            <text:p>1,836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2]*[.C$9]" office:value-type="float" office:value="0.0848909546399463" calcext:value-type="float">
            <text:p>0,084890954639946</text:p>
          </table:table-cell>
          <table:table-cell table:style-name="ce12" table:formula="of:=[.G12]*[.C$9]" office:value-type="float" office:value="0.000943232829332736" calcext:value-type="float">
            <text:p>0,000943232829333</text:p>
          </table:table-cell>
          <table:table-cell table:style-name="ce9" table:formula="of:=2*([.C$4]-[$Banco1.H$21])/[.J12]^2" office:value-type="float" office:value="0.534864623847189" calcext:value-type="float">
            <text:p>0,534864623847189</text:p>
          </table:table-cell>
          <table:table-cell table:style-name="ce12" table:formula="of:=SQRT(([.D$4]/[.J12]^2)^2+(2*[.C$4]*[.K12]/[.J12]^3)^2)" office:value-type="float" office:value="0.0029844711644051" calcext:value-type="float">
            <text:p>0,002984471164405</text:p>
          </table:table-cell>
          <table:table-cell table:style-name="ce9" table:formula="of:=([.F12]+[.H12])*[.N12]" office:value-type="float" office:value="0.115493318227324" calcext:value-type="float">
            <text:p>0,115493318227324</text:p>
          </table:table-cell>
          <table:table-cell table:style-name="ce12" table:formula="of:=SQRT((([.G12]+[.I12])*[.N12])^2 + (([.F12]+[.H12])*[.O12])^2)" office:value-type="float" office:value="0.000654152122939069" calcext:value-type="float">
            <text:p>0,000654152122939</text:p>
          </table:table-cell>
        </table:table-row>
        <table:table-row table:style-name="ro1">
          <table:table-cell table:number-columns-repeated="5"/>
          <table:table-cell table:style-name="ce9" office:value-type="float" office:value="0.011" calcext:value-type="float">
            <text:p>0,011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3]" office:value-type="float" office:value="0.20493" calcext:value-type="float">
            <text:p>0,20493</text:p>
          </table:table-cell>
          <table:table-cell table:style-name="ce12" table:formula="of:=[.D$8]+[.G13]" office:value-type="float" office:value="0.00011" calcext:value-type="float">
            <text:p>0,00011</text:p>
          </table:table-cell>
          <table:table-cell table:style-name="ce9" office:value-type="float" office:value="1.682" calcext:value-type="float">
            <text:p>1,682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3]*[.C$9]" office:value-type="float" office:value="0.103755611226601" calcext:value-type="float">
            <text:p>0,103755611226601</text:p>
          </table:table-cell>
          <table:table-cell table:style-name="ce12" table:formula="of:=[.G13]*[.C$9]" office:value-type="float" office:value="0.000943232829332736" calcext:value-type="float">
            <text:p>0,000943232829333</text:p>
          </table:table-cell>
          <table:table-cell table:style-name="ce9" table:formula="of:=2*([.C$4]-[$Banco1.H$21])/[.J13]^2" office:value-type="float" office:value="0.637290207522892" calcext:value-type="float">
            <text:p>0,637290207522892</text:p>
          </table:table-cell>
          <table:table-cell table:style-name="ce12" table:formula="of:=SQRT(([.D$4]/[.J13]^2)^2+(2*[.C$4]*[.K13]/[.J13]^3)^2)" office:value-type="float" office:value="0.00356006171189689" calcext:value-type="float">
            <text:p>0,003560061711897</text:p>
          </table:table-cell>
          <table:table-cell table:style-name="ce9" table:formula="of:=([.F13]+[.H13])*[.N13]" office:value-type="float" office:value="0.137610074510418" calcext:value-type="float">
            <text:p>0,137610074510418</text:p>
          </table:table-cell>
          <table:table-cell table:style-name="ce12" table:formula="of:=SQRT((([.G13]+[.I13])*[.N13])^2 + (([.F13]+[.H13])*[.O13])^2)" office:value-type="float" office:value="0.000780286807852196" calcext:value-type="float">
            <text:p>0,000780286807852</text:p>
          </table:table-cell>
        </table:table-row>
        <table:table-row table:style-name="ro1">
          <table:table-cell table:number-columns-repeated="5"/>
          <table:table-cell table:style-name="ce10" office:value-type="float" office:value="0.013" calcext:value-type="float">
            <text:p>0,013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0" table:formula="of:=[.C$8]+0.015-[.F14]" office:value-type="float" office:value="0.20293" calcext:value-type="float">
            <text:p>0,20293</text:p>
          </table:table-cell>
          <table:table-cell table:style-name="ce13" table:formula="of:=[.D$8]+[.G14]" office:value-type="float" office:value="0.00011" calcext:value-type="float">
            <text:p>0,00011</text:p>
          </table:table-cell>
          <table:table-cell table:style-name="ce10" office:value-type="float" office:value="1.584" calcext:value-type="float">
            <text:p>1,584</text:p>
          </table:table-cell>
          <table:table-cell table:style-name="ce13" office:value-type="float" office:value="0.001" calcext:value-type="float">
            <text:p>0,001</text:p>
          </table:table-cell>
          <table:table-cell table:style-name="ce10" table:formula="of:=[.F14]*[.C$9]" office:value-type="float" office:value="0.122620267813256" calcext:value-type="float">
            <text:p>0,122620267813256</text:p>
          </table:table-cell>
          <table:table-cell table:style-name="ce13" table:formula="of:=[.G14]*[.C$9]" office:value-type="float" office:value="0.000943232829332736" calcext:value-type="float">
            <text:p>0,000943232829333</text:p>
          </table:table-cell>
          <table:table-cell table:style-name="ce9" table:formula="of:=2*([.C$4]-[$Banco1.H$21])/[.J14]^2" office:value-type="float" office:value="0.718586201769907" calcext:value-type="float">
            <text:p>0,718586201769907</text:p>
          </table:table-cell>
          <table:table-cell table:style-name="ce13" table:formula="of:=SQRT(([.D$4]/[.J14]^2)^2+(2*[.C$4]*[.K14]/[.J14]^3)^2)" office:value-type="float" office:value="0.00401783998342654" calcext:value-type="float">
            <text:p>0,004017839983427</text:p>
          </table:table-cell>
          <table:table-cell table:style-name="ce10" table:formula="of:=([.F14]+[.H14])*[.N14]" office:value-type="float" office:value="0.155164318548176" calcext:value-type="float">
            <text:p>0,155164318548176</text:p>
          </table:table-cell>
          <table:table-cell table:style-name="ce13" table:formula="of:=SQRT((([.G14]+[.I14])*[.N14])^2 + (([.F14]+[.H14])*[.O14])^2)" office:value-type="float" office:value="0.000880598232475738" calcext:value-type="float">
            <text:p>0,00088059823247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-Ma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matrix-columns-spanned="2" table:number-matrix-rows-spanned="4" table:formula="of:=LINEST([.L9:.L14];[.N9:.N14];1;1)" office:value-type="float" office:value="0.190508618206683" calcext:value-type="float">
            <text:p>0,190508618206683</text:p>
          </table:table-cell>
          <table:table-cell office:value-type="float" office:value="-0.0163264711714223" calcext:value-type="float">
            <text:p>-0,016326471171422</text:p>
          </table:table-cell>
          <table:table-cell/>
          <table:table-cell table:formula="of:=[.L9]-[.P9]" office:value-type="float" office:value="-0.0201763077720535" calcext:value-type="float">
            <text:p>-0,020176307772054</text:p>
          </table:table-cell>
          <table:table-cell table:formula="of:=ABS([.M9]-[.Q9])" office:value-type="float" office:value="0.000669607164510586" calcext:value-type="float">
            <text:p>0,000669607164511</text:p>
          </table:table-cell>
          <table:table-cell table:formula="of:=[.N19]/[.O19]^2" office:value-type="float" office:value="-44998.8598968675" calcext:value-type="float">
            <text:p>-44998,8598968675</text:p>
          </table:table-cell>
          <table:table-cell table:formula="of:=1/[.O19]^2" office:value-type="float" office:value="2230282.19063927" calcext:value-type="float">
            <text:p>2230282,19063927</text:p>
          </table:table-cell>
        </table:table-row>
        <table:table-row table:style-name="ro1">
          <table:table-cell table:number-columns-repeated="10"/>
          <table:table-cell office:value-type="float" office:value="0.00425648587772383" calcext:value-type="float">
            <text:p>0,004256485877724</text:p>
          </table:table-cell>
          <table:table-cell office:value-type="float" office:value="0.00217315867753694" calcext:value-type="float">
            <text:p>0,002173158677537</text:p>
          </table:table-cell>
          <table:table-cell/>
          <table:table-cell table:formula="of:=[.L10]-[.P10]" office:value-type="float" office:value="-0.0265612167267769" calcext:value-type="float">
            <text:p>-0,026561216726777</text:p>
          </table:table-cell>
          <table:table-cell table:formula="of:=ABS([.M10]-[.Q10])" office:value-type="float" office:value="0.000526545258277246" calcext:value-type="float">
            <text:p>0,000526545258277</text:p>
          </table:table-cell>
          <table:table-cell table:formula="of:=[.N20]/[.O20]^2" office:value-type="float" office:value="-95802.4362251876" calcext:value-type="float">
            <text:p>-95802,4362251876</text:p>
          </table:table-cell>
          <table:table-cell table:formula="of:=1/[.O20]^2" office:value-type="float" office:value="3606854.20440876" calcext:value-type="float">
            <text:p>3606854,20440876</text:p>
          </table:table-cell>
        </table:table-row>
        <table:table-row table:style-name="ro1">
          <table:table-cell table:number-columns-repeated="10"/>
          <table:table-cell office:value-type="float" office:value="0.998007185845524" calcext:value-type="float">
            <text:p>0,998007185845524</text:p>
          </table:table-cell>
          <table:table-cell office:value-type="float" office:value="0.00176145410473426" calcext:value-type="float">
            <text:p>0,001761454104734</text:p>
          </table:table-cell>
          <table:table-cell/>
          <table:table-cell table:formula="of:=[.L11]-[.P11]" office:value-type="float" office:value="-0.0277069903789618" calcext:value-type="float">
            <text:p>-0,027706990378962</text:p>
          </table:table-cell>
          <table:table-cell table:formula="of:=ABS([.M11]-[.Q11])" office:value-type="float" office:value="0.00041290997860479" calcext:value-type="float">
            <text:p>0,000412909978605</text:p>
          </table:table-cell>
          <table:table-cell table:formula="of:=[.N21]/[.O21]^2" office:value-type="float" office:value="-162509.441257271" calcext:value-type="float">
            <text:p>-162509,441257271</text:p>
          </table:table-cell>
          <table:table-cell table:formula="of:=1/[.O21]^2" office:value-type="float" office:value="5865286.66717499" calcext:value-type="float">
            <text:p>5865286,66717499</text:p>
          </table:table-cell>
        </table:table-row>
        <table:table-row table:style-name="ro1">
          <table:table-cell table:number-columns-repeated="10"/>
          <table:table-cell office:value-type="float" office:value="2003.21175680889" calcext:value-type="float">
            <text:p>2003,2117568088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12]-[.P12]" office:value-type="float" office:value="-0.0306023635873773" calcext:value-type="float">
            <text:p>-0,030602363587377</text:p>
          </table:table-cell>
          <table:table-cell table:formula="of:=ABS([.M12]-[.Q12])" office:value-type="float" office:value="0.000289080706393667" calcext:value-type="float">
            <text:p>0,000289080706394</text:p>
          </table:table-cell>
          <table:table-cell table:formula="of:=[.N22]/[.O22]^2" office:value-type="float" office:value="-366198.664510794" calcext:value-type="float">
            <text:p>-366198,664510794</text:p>
          </table:table-cell>
          <table:table-cell table:formula="of:=1/[.O22]^2" office:value-type="float" office:value="11966352.3199836" calcext:value-type="float">
            <text:p>11966352,3199836</text:p>
          </table:table-cell>
        </table:table-row>
        <table:table-row table:style-name="ro1">
          <table:table-cell table:number-columns-repeated="13"/>
          <table:table-cell table:formula="of:=[.L13]-[.P13]" office:value-type="float" office:value="-0.0338544632838172" calcext:value-type="float">
            <text:p>-0,033854463283817</text:p>
          </table:table-cell>
          <table:table-cell table:formula="of:=ABS([.M13]-[.Q13])" office:value-type="float" office:value="0.000162946021480541" calcext:value-type="float">
            <text:p>0,000162946021481</text:p>
          </table:table-cell>
          <table:table-cell table:formula="of:=[.N23]/[.O23]^2" office:value-type="float" office:value="-1275053.50904929" calcext:value-type="float">
            <text:p>-1275053,50904929</text:p>
          </table:table-cell>
          <table:table-cell table:formula="of:=1/[.O23]^2" office:value-type="float" office:value="37662789.0497019" calcext:value-type="float">
            <text:p>37662789,0497019</text:p>
          </table:table-cell>
        </table:table-row>
        <table:table-row table:style-name="ro1">
          <table:table-cell table:number-columns-repeated="13"/>
          <table:table-cell table:formula="of:=[.L14]-[.P14]" office:value-type="float" office:value="-0.0325440507349202" calcext:value-type="float">
            <text:p>-0,03254405073492</text:p>
          </table:table-cell>
          <table:table-cell table:formula="of:=ABS([.M14]-[.Q14])" office:value-type="float" office:value="0.0000626345968569982" calcext:value-type="float">
            <text:p>6,26345968569982E-05</text:p>
          </table:table-cell>
          <table:table-cell table:formula="of:=[.N24]/[.O24]^2" office:value-type="float" office:value="-8295508.9336748" calcext:value-type="float">
            <text:p>-8295508,9336748</text:p>
          </table:table-cell>
          <table:table-cell table:formula="of:=1/[.O24]^2" office:value-type="float" office:value="254900934.159791" calcext:value-type="float">
            <text:p>254900934,159791</text:p>
          </table:table-cell>
        </table:table-row>
        <table:table-row table:style-name="ro1">
          <table:table-cell table:number-columns-repeated="15"/>
          <table:table-cell table:formula="of:=SUM([.P19:.P24])" office:value-type="float" office:value="-10240071.8446142" calcext:value-type="float">
            <text:p>-10240071,8446142</text:p>
          </table:table-cell>
          <table:table-cell table:formula="of:=SUM([.Q19:.Q24])" office:value-type="float" office:value="316232498.5917" calcext:value-type="float">
            <text:p>316232498,5917</text:p>
          </table:table-cell>
        </table:table-row>
        <table:table-row table:style-name="ro1">
          <table:table-cell table:number-columns-repeated="15"/>
          <table:table-cell table:formula="of:=[.P25]/[.Q25]" office:value-type="float" office:value="-0.0323814658209293" calcext:value-type="float">
            <text:p>-0,032381465820929</text:p>
          </table:table-cell>
          <table:table-cell table:formula="of:=SQRT(1/[.Q24])" office:value-type="float" office:value="0.0000626345968569982" calcext:value-type="float">
            <text:p>6,26345968569982E-05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2:08:37.114525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dc:title/>
    <dc:description/>
    <dc:subject/>
    <meta:initial-creator/>
    <meta:creation-date>2019-10-31T18:23:34Z</meta:creation-date>
    <dc:date>2019-12-17T13:25:11.631679934</dc:date>
    <meta:editing-duration>PT40M41S</meta:editing-duration>
    <meta:editing-cycles>7</meta:editing-cycles>
    <meta:document-statistic meta:table-count="2" meta:cell-count="24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category="cell-range" chart:error-upper-range="Sheet3.O9:Sheet3.O14" chart:error-lower-range="Sheet3.O9:Sheet3.O1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Sheet3.O9:Sheet3.O14" chart:error-lower-range="Sheet3.O9:Sheet3.O14"/>
      <style:graphic-properties draw:stroke="none" svg:stroke-width="0.08cm" svg:stroke-color="#ffffff" draw:fill-color="#ffffff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3.M9:Sheet3.M14" chart:error-lower-range="Sheet3.M9:Sheet3.M14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Sheet3.O9:Sheet3.O14" chart:error-lower-range="Sheet3.O9:Sheet3.O1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L9:Sheet3.L14 Sheet3.N9:Sheet3.N14" svg:x="1.331cm" svg:y="0.18cm" svg:width="14.349cm" svg:height="7.659cm">
          <chartooo:coordinate-region svg:x="2.058cm" svg:y="0.379cm" svg:width="13.291cm" svg:height="6.813cm"/>
          <chart:axis chart:dimension="x" chart:name="primary-x" chart:style-name="ch3">
            <chart:title svg:x="8.355cm" svg:y="8.019cm" chart:style-name="ch4">
              <text:p>F</text:p>
            </chart:title>
          </chart:axis>
          <chart:axis chart:dimension="y" chart:name="primary-y" chart:style-name="ch3">
            <chart:title svg:x="0.451cm" svg:y="4.159cm" chart:style-name="ch5">
              <text:p>a</text:p>
            </chart:title>
            <chart:grid chart:style-name="ch6" chart:class="major"/>
          </chart:axis>
          <chart:series chart:style-name="ch7" chart:values-cell-range-address="Sheet3.N9:Sheet3.N14" chart:class="chart:scatter">
            <chart:domain table:cell-range-address="Sheet3.L9:Sheet3.L14"/>
            <chart:regression-curve chart:style-name="ch8"/>
            <chart:error-indicator chart:style-name="ch9" chart:dimension="x"/>
            <chart:error-indicator chart:style-name="ch10" chart:dimension="y"/>
            <chart:data-point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2969848799821">
                <text:p>0.0282969848799821</text:p>
                <draw:g>
                  <svg:desc>Sheet3.L9:Sheet3.L14</svg:desc>
                </draw:g>
              </table:table-cell>
              <table:table-cell office:value-type="float" office:value="0.251507926982019">
                <text:p>0.251507926982019</text:p>
                <draw:g>
                  <svg:desc>Sheet3.N9:Sheet3.N14</svg:desc>
                </draw:g>
              </table:table-cell>
              <table:table-cell office:value-type="float" office:value="0.000943232829332736">
                <text:p>0.000943232829332736</text:p>
                <draw:g>
                  <svg:desc>Sheet3.M9:Sheet3.M14</svg:desc>
                </draw:g>
              </table:table-cell>
              <table:table-cell office:value-type="float" office:value="0.000943232829332736">
                <text:p>0.000943232829332736</text:p>
                <draw:g>
                  <svg:desc>Sheet3.M9:Sheet3.M14</svg:desc>
                </draw:g>
              </table:table-cell>
              <table:table-cell office:value-type="float" office:value="0.00124824755233975">
                <text:p>0.00124824755233975</text:p>
                <draw:g>
                  <svg:desc>Sheet3.O9:Sheet3.O14</svg:desc>
                </draw:g>
              </table:table-cell>
              <table:table-cell office:value-type="float" office:value="0.00124824755233975">
                <text:p>0.00124824755233975</text:p>
                <draw:g>
                  <svg:desc>Sheet3.O9:Sheet3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1616414666368">
                <text:p>0.0471616414666368</text:p>
              </table:table-cell>
              <table:table-cell office:value-type="float" office:value="0.38251751059119">
                <text:p>0.38251751059119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190095294678201">
                <text:p>0.00190095294678201</text:p>
              </table:table-cell>
              <table:table-cell office:value-type="float" office:value="0.00190095294678201">
                <text:p>0.0019009529467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0262980532915">
                <text:p>0.0660262980532915</text:p>
              </table:table-cell>
              <table:table-cell office:value-type="float" office:value="0.486343381540717">
                <text:p>0.486343381540717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241943809244958">
                <text:p>0.00241943809244958</text:p>
              </table:table-cell>
              <table:table-cell office:value-type="float" office:value="0.00241943809244958">
                <text:p>0.00241943809244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8909546399463">
                <text:p>0.0848909546399463</text:p>
              </table:table-cell>
              <table:table-cell office:value-type="float" office:value="0.599247203117509">
                <text:p>0.599247203117509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29844711644051">
                <text:p>0.0029844711644051</text:p>
              </table:table-cell>
              <table:table-cell office:value-type="float" office:value="0.0029844711644051">
                <text:p>0.0029844711644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755611226601">
                <text:p>0.103755611226601</text:p>
              </table:table-cell>
              <table:table-cell office:value-type="float" office:value="0.714001931339878">
                <text:p>0.714001931339878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356006171189689">
                <text:p>0.00356006171189689</text:p>
              </table:table-cell>
              <table:table-cell office:value-type="float" office:value="0.00356006171189689">
                <text:p>0.00356006171189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620267813256">
                <text:p>0.122620267813256</text:p>
              </table:table-cell>
              <table:table-cell office:value-type="float" office:value="0.80508366493215">
                <text:p>0.80508366493215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0943232829332736">
                <text:p>0.000943232829332736</text:p>
              </table:table-cell>
              <table:table-cell office:value-type="float" office:value="0.00401783998342654">
                <text:p>0.00401783998342654</text:p>
              </table:table-cell>
              <table:table-cell office:value-type="float" office:value="0.00401783998342654">
                <text:p>0.00401783998342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Banco1.P7:Banco1.P13" chart:error-lower-range="Banco1.P7:Banco1.P13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Banco1.P7:Banco1.P13" chart:error-lower-range="Banco1.P7:Banco1.P13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chart-properties chart:error-upper-indicator="true" chart:error-lower-indicator="true" chart:error-category="cell-range" chart:error-upper-range="Banco1.H7:Banco1.H13" chart:error-lower-range="Banco1.H7:Banco1.H1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Banco1.P7:Banco1.P13" chart:error-lower-range="Banco1.P7:Banco1.P13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Banco1.G18:Banco1.G21 Banco1.G7:Banco1.G13 Banco1.A1:Banco1.A1 Banco1.O7:Banco1.O13" chart:data-source-has-labels="both" svg:x="0.32cm" svg:y="0.18cm" svg:width="11.238cm" svg:height="8.64cm">
          <chartooo:coordinate-region svg:x="1.232cm" svg:y="0.38cm" svg:width="9.902cm" svg:height="7.793cm"/>
          <chart:axis chart:dimension="x" chart:name="primary-x" chart:style-name="ch4" chartooo:axis-type="auto">
            <chart:categories table:cell-range-address="Banco1.G18:Banco1.G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nco1.O7:Banco1.O13" chart:label-cell-address="Banco1.A1:Banco1.A1" chart:class="chart:scatter">
            <chart:domain table:cell-range-address="Banco1.G7:Banco1.G13"/>
            <chart:regression-curve chart:style-name="ch8"/>
            <chart:error-indicator chart:style-name="ch9" chart:dimension="x"/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/>
                <draw:g>
                  <svg:desc>Banco1.A1:Banco1.A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Banco1.G18:Banco1.G21</svg:desc>
                </draw:g>
              </table:table-cell>
              <table:table-cell office:value-type="float" office:value="2.247">
                <text:p>2.247</text:p>
                <draw:g>
                  <svg:desc>Banco1.G7:Banco1.G13</svg:desc>
                </draw:g>
              </table:table-cell>
              <table:table-cell office:value-type="float" office:value="0.267022696929239">
                <text:p>0.267022696929239</text:p>
                <draw:g>
                  <svg:desc>Banco1.O7:Banco1.O13</svg:desc>
                </draw:g>
              </table:table-cell>
              <table:table-cell office:value-type="float" office:value="0.001">
                <text:p>0.001</text:p>
                <draw:g>
                  <svg:desc>Banco1.H7:Banco1.H13</svg:desc>
                </draw:g>
              </table:table-cell>
              <table:table-cell office:value-type="float" office:value="0.001">
                <text:p>0.001</text:p>
                <draw:g>
                  <svg:desc>Banco1.H7:Banco1.H13</svg:desc>
                </draw:g>
              </table:table-cell>
              <table:table-cell office:value-type="float" office:value="0.00445196458423631">
                <text:p>0.00445196458423631</text:p>
                <draw:g>
                  <svg:desc>Banco1.P7:Banco1.P13</svg:desc>
                </draw:g>
              </table:table-cell>
              <table:table-cell office:value-type="float" office:value="0.00445196458423631">
                <text:p>0.00445196458423631</text:p>
                <draw:g>
                  <svg:desc>Banco1.P7:Banco1.P13</svg:desc>
                </draw:g>
              </table:table-cell>
            </table:table-row>
            <table:table-row>
              <table:table-cell office:value-type="string">
                <text:p>aceleración</text:p>
              </table:table-cell>
              <table:table-cell office:value-type="float" office:value="2.408">
                <text:p>2.408</text:p>
              </table:table-cell>
              <table:table-cell office:value-type="float" office:value="0.269933554817276">
                <text:p>0.26993355481727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15433660415071">
                <text:p>0.00415433660415071</text:p>
              </table:table-cell>
              <table:table-cell office:value-type="float" office:value="0.00415433660415071">
                <text:p>0.0041543366041507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496">
                <text:p>2.496</text:p>
              </table:table-cell>
              <table:table-cell office:value-type="float" office:value="0.280448717948718">
                <text:p>0.28044871794871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00798549728242">
                <text:p>0.00400798549728242</text:p>
              </table:table-cell>
              <table:table-cell office:value-type="float" office:value="0.00400798549728242">
                <text:p>0.00400798549728242</text:p>
              </table:table-cell>
            </table:table-row>
            <table:table-row>
              <table:table-cell office:value-type="string">
                <text:p>Velocidad inicial</text:p>
              </table:table-cell>
              <table:table-cell office:value-type="float" office:value="2.63">
                <text:p>2.63</text:p>
              </table:table-cell>
              <table:table-cell office:value-type="float" office:value="0.285171102661597">
                <text:p>0.285171102661597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380382711085773">
                <text:p>0.00380382711085773</text:p>
              </table:table-cell>
              <table:table-cell office:value-type="float" office:value="0.00380382711085773">
                <text:p>0.00380382711085773</text:p>
              </table:table-cell>
            </table:table-row>
            <table:table-row>
              <table:table-cell office:value-type="string"/>
              <table:table-cell office:value-type="float" office:value="2.691">
                <text:p>2.691</text:p>
              </table:table-cell>
              <table:table-cell office:value-type="float" office:value="0.297287253808993">
                <text:p>0.29728725380899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371773244504772">
                <text:p>0.00371773244504772</text:p>
              </table:table-cell>
              <table:table-cell office:value-type="float" office:value="0.00371773244504772">
                <text:p>0.00371773244504772</text:p>
              </table:table-cell>
            </table:table-row>
            <table:table-row>
              <table:table-cell office:value-type="string"/>
              <table:table-cell office:value-type="float" office:value="2.154">
                <text:p>2.154</text:p>
              </table:table-cell>
              <table:table-cell office:value-type="float" office:value="0.255338904363974">
                <text:p>0.25533890436397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6440387031711">
                <text:p>0.0046440387031711</text:p>
              </table:table-cell>
              <table:table-cell office:value-type="float" office:value="0.0046440387031711">
                <text:p>0.0046440387031711</text:p>
              </table:table-cell>
            </table:table-row>
            <table:table-row>
              <table:table-cell office:value-type="string"/>
              <table:table-cell office:value-type="float" office:value="2.023">
                <text:p>2.023</text:p>
              </table:table-cell>
              <table:table-cell office:value-type="float" office:value="0.247157686604053">
                <text:p>0.24715768660405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94466331181082">
                <text:p>0.00494466331181082</text:p>
              </table:table-cell>
              <table:table-cell office:value-type="float" office:value="0.00494466331181082">
                <text:p>0.00494466331181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